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312e" officeooo:paragraph-rsid="0007312e"/>
    </style:style>
    <style:style style:name="P3" style:family="paragraph" style:parent-style-name="Standard">
      <style:text-properties officeooo:rsid="000774f6" officeooo:paragraph-rsid="000774f6"/>
    </style:style>
    <style:style style:name="P4" style:family="paragraph" style:parent-style-name="Standard">
      <style:text-properties officeooo:rsid="000774f6" officeooo:paragraph-rsid="00078e2d"/>
    </style:style>
    <style:style style:name="P5" style:family="paragraph" style:parent-style-name="Standard">
      <style:text-properties officeooo:rsid="000774f6" officeooo:paragraph-rsid="000bdf99"/>
    </style:style>
    <style:style style:name="P6" style:family="paragraph" style:parent-style-name="Standard">
      <style:text-properties officeooo:rsid="000774f6" officeooo:paragraph-rsid="000fd849"/>
    </style:style>
    <style:style style:name="P7" style:family="paragraph" style:parent-style-name="Standard">
      <style:text-properties officeooo:rsid="000774f6" officeooo:paragraph-rsid="0011b27b"/>
    </style:style>
    <style:style style:name="P8" style:family="paragraph" style:parent-style-name="Standard">
      <style:text-properties officeooo:rsid="00078e2d" officeooo:paragraph-rsid="00078e2d"/>
    </style:style>
    <style:style style:name="P9" style:family="paragraph" style:parent-style-name="Standard">
      <style:text-properties officeooo:rsid="00078e2d" officeooo:paragraph-rsid="000bdf99"/>
    </style:style>
    <style:style style:name="P10" style:family="paragraph" style:parent-style-name="Standard">
      <style:text-properties officeooo:rsid="001ca529" officeooo:paragraph-rsid="0011b27b"/>
    </style:style>
    <style:style style:name="T1" style:family="text">
      <style:text-properties officeooo:rsid="00078e2d"/>
    </style:style>
    <style:style style:name="T2" style:family="text">
      <style:text-properties officeooo:rsid="000d098a"/>
    </style:style>
    <style:style style:name="T3" style:family="text">
      <style:text-properties officeooo:rsid="000fd849"/>
    </style:style>
    <style:style style:name="T4" style:family="text">
      <style:text-properties officeooo:rsid="0011b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2</text:p>
      <text:p text:style-name="P10">9/<text:span text:style-name="T4">23</text:span>/14</text:p>
      <text:p text:style-name="P10">CSC 1100 – Fall Term</text:p>
      <text:p text:style-name="P1"/>
      <text:p text:style-name="P3">1)</text:p>
      <text:p text:style-name="P3"><text:tab/><text:span text:style-name="T1">a) false</text:span></text:p>
      <text:p text:style-name="P3"><text:tab/><text:span text:style-name="T1">b) true</text:span></text:p>
      <text:p text:style-name="P3"><text:tab/><text:span text:style-name="T1">c) false</text:span></text:p>
      <text:p text:style-name="P3"><text:tab/><text:span text:style-name="T1">d) false</text:span></text:p>
      <text:p text:style-name="P3"><text:tab/><text:span text:style-name="T1">e) true</text:span></text:p>
      <text:p text:style-name="P3"><text:tab/><text:span text:style-name="T1">f) false</text:span></text:p>
      <text:p text:style-name="P3"><text:tab/><text:span text:style-name="T1">g) true</text:span></text:p>
      <text:p text:style-name="P3"><text:tab/><text:span text:style-name="T1">h) false</text:span></text:p>
      <text:p text:style-name="P3"><text:tab/><text:span text:style-name="T1">i) false</text:span></text:p>
      <text:p text:style-name="P3"><text:tab/><text:span text:style-name="T1">j) false</text:span></text:p>
      <text:p text:style-name="P3"/>
      <text:p text:style-name="P3">2)</text:p>
      <text:p text:style-name="P3"><text:tab/><text:span text:style-name="T1">a) num1 = 28 ; num2= 67 ; x = 35 ; y = 0.3 ;</text:span></text:p>
      <text:p text:style-name="P4"><text:tab/><text:span text:style-name="T1">b) num1 = 35 ; num2= 67 ; x = 28.3 ; y = 12.5 ;</text:span></text:p>
      <text:p text:style-name="P4"><text:tab/><text:span text:style-name="T1">c) num1 = 67 ; num2= 12 ; x = 35 ; y = <text:s/>28.3;</text:span></text:p>
      <text:p text:style-name="P4"><text:tab/><text:span text:style-name="T1">d) num1 = 35 ; num2= 28 ; x = 0.3 ; y = 67 ;</text:span></text:p>
      <text:p text:style-name="P4"><text:tab/><text:span text:style-name="T1">e) num1 = 35 ; num2= 12 ; x = 28.3 ; y = 67 ;</text:span></text:p>
      <text:p text:style-name="P4"><text:tab/><text:span text:style-name="T1">f) num1 = 28 ; num2= 0 ; x = 35 ; y = fail state ;</text:span></text:p>
      <text:p text:style-name="P3"/>
      <text:p text:style-name="P5">3)</text:p>
      <text:p text:style-name="P3"><text:tab/><text:span text:style-name="T1">a) x = 38; y = 26; symbol = '2';</text:span></text:p>
      <text:p text:style-name="P5"><text:tab/><text:span text:style-name="T1">b) x = 38; y = 67; symbol = ' ';</text:span></text:p>
      <text:p text:style-name="P9"><text:tab/>c) x = <text:span text:style-name="T2">24</text:span>; y = <text:span text:style-name="T2">38</text:span>; symbol = <text:span text:style-name="T2">'$'</text:span>;</text:p>
      <text:p text:style-name="P9"><text:tab/>d) x = <text:span text:style-name="T2">67</text:span>; y = <text:span text:style-name="T2">24</text:span>; symbol = <text:span text:style-name="T2">'3'</text:span>;</text:p>
      <text:p text:style-name="P9"><text:tab/>e) x = <text:span text:style-name="T2">24</text:span>; y = <text:span text:style-name="T2">63</text:span>; symbol = <text:span text:style-name="T2">'$'</text:span>;</text:p>
      <text:p text:style-name="P3"/>
      <text:p text:style-name="P3">4)</text:p>
      <text:p text:style-name="P8"><text:tab/>a) <text:span text:style-name="T3">num = 34; discard = #;</text:span></text:p>
      <text:p text:style-name="P8"><text:tab/>b) <text:span text:style-name="T3">num = 0; discard = #;</text:span></text:p>
      <text:p text:style-name="P8"><text:tab/>c) <text:span text:style-name="T3">num = 34; discard = #</text:span></text:p>
      <text:p text:style-name="P3"/>
      <text:p text:style-name="P3">5) </text:p>
      <text:p text:style-name="P3"><text:tab/><text:span text:style-name="T1">a) age = 23; name = Lance Grant; </text:span></text:p>
      <text:p text:style-name="P3"><text:tab/><text:span text:style-name="T1">b) age = 23; name = </text:span></text:p>
      <text:p text:style-name="P3"/>
      <text:p text:style-name="P6">6)</text:p>
      <text:p text:style-name="P7"><text:tab/><text:span text:style-name="T4">#include &lt;iostream&gt;</text:span></text:p>
      <text:p text:style-name="P7"><text:tab/><text:span text:style-name="T4">#include &lt;iomanip&gt;</text:span></text:p>
      <text:p text:style-name="P7"><text:tab/><text:span text:style-name="T4">using namespace std;</text:span></text:p>
      <text:p text:style-name="P7"/>
      <text:p text:style-name="P7"><text:tab/><text:span text:style-name="T4">int main() {</text:span></text:p>
      <text:p text:style-name="P7"><text:tab/><text:tab/><text:span text:style-name="T4">int num1, int num2;</text:span></text:p>
      <text:p text:style-name="P7"><text:tab/><text:tab/><text:span text:style-name="T4">ifstream infile;</text:span></text:p>
      <text:p text:style-name="P7"><text:soft-page-break/><text:tab/><text:tab/><text:span text:style-name="T4">ofstream outfile;</text:span></text:p>
      <text:p text:style-name="P7"/>
      <text:p text:style-name="P7"><text:tab/><text:tab/><text:span text:style-name="T4">infile.open(“input.dat”);</text:span></text:p>
      <text:p text:style-name="P7"><text:tab/><text:tab/><text:span text:style-name="T4">outfile.open(“output.dat”);</text:span></text:p>
      <text:p text:style-name="P7"><text:tab/><text:tab/><text:span text:style-name="T4">infile &gt;&gt; num1 &gt;&gt; num2;</text:span></text:p>
      <text:p text:style-name="P7"><text:tab/><text:tab/><text:span text:style-name="T4">outfile &lt;&lt; “Sum = “ &lt;&lt; num1 + num2 &lt;&lt; endl;</text:span><text:tab/><text:tab/></text:p>
      <text:p text:style-name="P7"/>
      <text:p text:style-name="P7"><text:tab/><text:tab/><text:span text:style-name="T4">return 0;</text:span></text:p>
      <text:p text:style-name="P7"><text:tab/><text:span text:style-name="T4">}</text:span> </text:p>
      <text:p text:style-name="P3"/>
      <text:p text:style-name="P3">7) </text:p>
      <text:p text:style-name="P3"><text:tab/><text:span text:style-name="T1">a) outfile.open(“travel.dat”);</text:span></text:p>
      <text:p text:style-name="P3"><text:tab/><text:span text:style-name="T1">b) outfile &lt;&lt; showpoint &lt;&lt; fixed &lt;&lt; setprecision(2);</text:span></text:p>
      <text:p text:style-name="P3"><text:tab/><text:span text:style-name="T1">c) outfile &lt;&lt; day &lt;&lt; distance &lt;&lt; speed;</text:span></text:p>
      <text:p text:style-name="P3"><text:tab/><text:span text:style-name="T1">d) travelTime = distance / speed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09-23T22:16:21.270608171</dc:date>
    <meta:editing-duration>PT5H14M14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54" meta:word-count="281" meta:character-count="1162" meta:non-whitespace-character-count="875"/>
  </office:meta>
</office:document-meta>
</file>